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3.7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 text:c="4"/>0.1148 <text:s text:c="3"/>0.4937 <text:s text:c="3"/>0.8387 <text:s text:c="3"/>0.0880 <text:s text:c="3"/>0.1787</text:p>
          </table:table-cell>
        </table:table-row>
        <table:table-row table:style-name="ro1">
          <table:table-cell office:value-type="string" calcext:value-type="string">
            <text:p><text:s text:c="3"/>-0.2461 <text:s text:c="2"/>-0.2775 <text:s text:c="3"/>0.0141 <text:s text:c="3"/>0.8279 <text:s text:c="3"/>0.4204</text:p>
          </table:table-cell>
        </table:table-row>
        <table:table-row table:style-name="ro1">
          <table:table-cell office:value-type="string" calcext:value-type="string">
            <text:p><text:s text:c="4"/>0.8191 <text:s text:c="2"/>-0.0483 <text:s text:c="2"/>-0.0507 <text:s text:c="3"/>0.4231 <text:s text:c="2"/>-0.3810</text:p>
          </table:table-cell>
        </table:table-row>
        <table:table-row table:style-name="ro1">
          <table:table-cell office:value-type="string" calcext:value-type="string">
            <text:p><text:s text:c="4"/>0.4708 <text:s text:c="3"/>0.0513 <text:s text:c="2"/>-0.2358 <text:s text:c="2"/>-0.2433 <text:s text:c="3"/>0.8130</text:p>
          </table:table-cell>
        </table:table-row>
        <table:table-row table:style-name="ro1">
          <table:table-cell office:value-type="string" calcext:value-type="string">
            <text:p><text:s text:c="3"/>-0.1252 <text:s text:c="3"/>0.8205 <text:s text:c="2"/>-0.4903 <text:s text:c="3"/>0.2634 <text:s text:c="2"/>-0.03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0.1 100,000 10^-5 8mixed 82.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0.1082 <text:s text:c="3"/>0.4441 <text:s text:c="3"/>0.8703 <text:s text:c="3"/>0.0770 <text:s text:c="3"/>0.1664</text:p>
          </table:table-cell>
        </table:table-row>
        <table:table-row table:style-name="ro1">
          <table:table-cell office:value-type="string" calcext:value-type="string">
            <text:p><text:s text:c="3"/>-0.2610 <text:s text:c="2"/>-0.2512 <text:s text:c="3"/>0.0057 <text:s text:c="3"/>0.8486 <text:s text:c="3"/>0.3856</text:p>
          </table:table-cell>
        </table:table-row>
        <table:table-row table:style-name="ro1">
          <table:table-cell office:value-type="string" calcext:value-type="string">
            <text:p><text:s text:c="4"/>0.8394 <text:s text:c="2"/>-0.0443 <text:s text:c="2"/>-0.0540 <text:s text:c="3"/>0.4073 <text:s text:c="2"/>-0.3530</text:p>
          </table:table-cell>
        </table:table-row>
        <table:table-row table:style-name="ro1">
          <table:table-cell office:value-type="string" calcext:value-type="string">
            <text:p><text:s text:c="4"/>0.4341 <text:s text:c="3"/>0.0396 <text:s text:c="2"/>-0.2091 <text:s text:c="2"/>-0.2291 <text:s text:c="3"/>0.8449</text:p>
          </table:table-cell>
        </table:table-row>
        <table:table-row table:style-name="ro1">
          <table:table-cell office:value-type="string" calcext:value-type="string">
            <text:p><text:s text:c="3"/>-0.1008 <text:s text:c="3"/>0.8572 <text:s text:c="2"/>-0.4450 <text:s text:c="3"/>0.2372 <text:s text:c="2"/>-0.02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0.2 100,000 10^-5 8mixed 85.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s/>0.1009 <text:s text:c="3"/>0.3867 <text:s text:c="3"/>0.9015 <text:s text:c="3"/>0.0658 <text:s text:c="3"/>0.1526</text:p>
          </table:table-cell>
        </table:table-row>
        <table:table-row table:style-name="ro1">
          <table:table-cell office:value-type="string" calcext:value-type="string">
            <text:p><text:s text:c="3"/>-0.2732 <text:s text:c="2"/>-0.2223 <text:s text:c="2"/>-0.0022 <text:s text:c="3"/>0.8690 <text:s text:c="3"/>0.3475</text:p>
          </table:table-cell>
        </table:table-row>
        <table:table-row table:style-name="ro1">
          <table:table-cell office:value-type="string" calcext:value-type="string">
            <text:p><text:s text:c="4"/>0.8610 <text:s text:c="2"/>-0.0397 <text:s text:c="2"/>-0.0572 <text:s text:c="3"/>0.3896 <text:s text:c="2"/>-0.3195</text:p>
          </table:table-cell>
        </table:table-row>
        <table:table-row table:style-name="ro1">
          <table:table-cell office:value-type="string" calcext:value-type="string">
            <text:p><text:s text:c="4"/>0.3902 <text:s text:c="3"/>0.0301 <text:s text:c="2"/>-0.1833 <text:s text:c="2"/>-0.2125 <text:s text:c="3"/>0.8764</text:p>
          </table:table-cell>
        </table:table-row>
        <table:table-row table:style-name="ro1">
          <table:table-cell office:value-type="string" calcext:value-type="string">
            <text:p><text:s text:c="3"/>-0.0782 <text:s text:c="3"/>0.8928 <text:s text:c="2"/>-0.3903 <text:s text:c="3"/>0.2099 <text:s text:c="2"/>-0.02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0.2 150,000 10^-5 8mixed 88.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s/>0.0929 <text:s text:c="3"/>0.3246 <text:s text:c="3"/>0.9295 <text:s text:c="3"/>0.0554 <text:s text:c="3"/>0.1377</text:p>
          </table:table-cell>
        </table:table-row>
        <table:table-row table:style-name="ro1">
          <table:table-cell office:value-type="string" calcext:value-type="string">
            <text:p><text:s text:c="3"/>-0.2816 <text:s text:c="2"/>-0.1922 <text:s text:c="2"/>-0.0089 <text:s text:c="3"/>0.8885 <text:s text:c="3"/>0.3069</text:p>
          </table:table-cell>
        </table:table-row>
        <table:table-row table:style-name="ro1">
          <table:table-cell office:value-type="string" calcext:value-type="string">
            <text:p><text:s text:c="4"/>0.8824 <text:s text:c="2"/>-0.0351 <text:s text:c="2"/>-0.0597 <text:s text:c="3"/>0.3703 <text:s text:c="2"/>-0.2818</text:p>
          </table:table-cell>
        </table:table-row>
        <table:table-row table:style-name="ro1">
          <table:table-cell office:value-type="string" calcext:value-type="string">
            <text:p><text:s text:c="4"/>0.3408 <text:s text:c="3"/>0.0225 <text:s text:c="2"/>-0.1587 <text:s text:c="2"/>-0.1937 <text:s text:c="3"/>0.9059</text:p>
          </table:table-cell>
        </table:table-row>
        <table:table-row table:style-name="ro1">
          <table:table-cell office:value-type="string" calcext:value-type="string">
            <text:p><text:s text:c="3"/>-0.0576 <text:s text:c="3"/>0.9244 <text:s text:c="2"/>-0.3299 <text:s text:c="3"/>0.1822 <text:s text:c="2"/>-0.01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0.2 200,000 10^-5 8mixed 90.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0.0734 <text:s text:c="3"/>0.1938 <text:s text:c="3"/>0.9721 <text:s text:c="3"/>0.0380 <text:s text:c="3"/>0.1029</text:p>
          </table:table-cell>
        </table:table-row>
        <table:table-row table:style-name="ro1">
          <table:table-cell office:value-type="string" calcext:value-type="string">
            <text:p><text:s text:c="3"/>-0.2834 <text:s text:c="2"/>-0.1285 <text:s text:c="2"/>-0.0174 <text:s text:c="3"/>0.9254 <text:s text:c="3"/>0.2158</text:p>
          </table:table-cell>
        </table:table-row>
        <table:table-row table:style-name="ro1">
          <table:table-cell office:value-type="string" calcext:value-type="string">
            <text:p><text:s text:c="4"/>0.9237 <text:s text:c="2"/>-0.0261 <text:s text:c="2"/>-0.0601 <text:s text:c="3"/>0.3244 <text:s text:c="2"/>-0.1928</text:p>
          </table:table-cell>
        </table:table-row>
        <table:table-row table:style-name="ro1">
          <table:table-cell office:value-type="string" calcext:value-type="string">
            <text:p><text:s text:c="4"/>0.2255 <text:s text:c="3"/>0.0108 <text:s text:c="2"/>-0.1090 <text:s text:c="2"/>-0.1470 <text:s text:c="3"/>0.9568</text:p>
          </table:table-cell>
        </table:table-row>
        <table:table-row table:style-name="ro1">
          <table:table-cell office:value-type="string" calcext:value-type="string">
            <text:p><text:s text:c="3"/>-0.0215 <text:s text:c="3"/>0.9715 <text:s text:c="2"/>-0.2004 <text:s text:c="3"/>0.1244 <text:s text:c="2"/>-0.00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0.25 250,000 10^-5 8mixed 94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van Wadia</meta:initial-creator>
    <meta:creation-date>2016-02-19T20:26:19.128996292</meta:creation-date>
    <dc:date>2016-02-19T21:06:10.451487620</dc:date>
    <dc:creator>Kaivan Wadia</dc:creator>
    <meta:editing-duration>PT38M28S</meta:editing-duration>
    <meta:editing-cycles>5</meta:editing-cycles>
    <meta:generator>LibreOffice/4.2.8.2$Linux_X86_64 LibreOffice_project/420m0$Build-2</meta:generator>
    <meta:document-statistic meta:table-count="1" meta:cell-count="30" meta:object-count="0"/>
  </office:meta>
</office:document-meta>
</file>